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481e" officeooo:paragraph-rsid="0018481e"/>
    </style:style>
    <style:style style:name="P2" style:family="paragraph" style:parent-style-name="Standard">
      <style:text-properties officeooo:rsid="0018481e" officeooo:paragraph-rsid="0018daea"/>
    </style:style>
    <style:style style:name="P3" style:family="paragraph" style:parent-style-name="Standard">
      <style:text-properties officeooo:rsid="0018daea" officeooo:paragraph-rsid="0018481e"/>
    </style:style>
    <style:style style:name="P4" style:family="paragraph" style:parent-style-name="Standard">
      <style:text-properties officeooo:rsid="0018daea" officeooo:paragraph-rsid="0018daea"/>
    </style:style>
    <style:style style:name="P5" style:family="paragraph" style:parent-style-name="Standard">
      <style:text-properties officeooo:rsid="00255c04" officeooo:paragraph-rsid="00255c04"/>
    </style:style>
    <style:style style:name="P6" style:family="paragraph" style:parent-style-name="Text_20_body">
      <style:text-properties officeooo:paragraph-rsid="001a93c7"/>
    </style:style>
    <style:style style:name="P7" style:family="paragraph" style:parent-style-name="Text_20_body">
      <style:text-properties officeooo:rsid="00233712"/>
    </style:style>
    <style:style style:name="P8" style:family="paragraph" style:parent-style-name="Standard">
      <style:text-properties officeooo:rsid="002b693c" officeooo:paragraph-rsid="002b693c"/>
    </style:style>
    <style:style style:name="P9" style:family="paragraph" style:parent-style-name="Standard">
      <style:text-properties officeooo:rsid="002df83b" officeooo:paragraph-rsid="002df83b"/>
    </style:style>
    <style:style style:name="T1" style:family="text">
      <style:text-properties officeooo:rsid="0018daea"/>
    </style:style>
    <style:style style:name="T2" style:family="text">
      <style:text-properties officeooo:rsid="001e26cf"/>
    </style:style>
    <style:style style:name="T3" style:family="text">
      <style:text-properties officeooo:rsid="00215650"/>
    </style:style>
    <style:style style:name="T4" style:family="text">
      <style:text-properties officeooo:rsid="00219c0b"/>
    </style:style>
    <style:style style:name="T5" style:family="text">
      <style:text-properties officeooo:rsid="00233712"/>
    </style:style>
    <style:style style:name="T6" style:family="text">
      <style:text-properties officeooo:rsid="0027454d"/>
    </style:style>
    <style:style style:name="T7" style:family="text">
      <style:text-properties officeooo:rsid="00298432"/>
    </style:style>
    <style:style style:name="T8" style:family="text">
      <style:text-properties officeooo:rsid="002d4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enition of Done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ojectteam: <text:span text:style-name="T3">NaN</text:span></text:p>
          </table:table-cell>
          <table:table-cell table:style-name="Table1.B1" office:value-type="string">
            <text:p text:style-name="P2">Project: <text:span text:style-name="T1">Open dagen info website</text:span></text:p>
          </table:table-cell>
        </table:table-row>
        <table:table-row>
          <table:table-cell table:style-name="Table1.A2" office:value-type="string">
            <text:p text:style-name="P2">Teamleden: Chaymae <text:span text:style-name="T2">en</text:span> Sander</text:p>
          </table:table-cell>
          <table:table-cell table:style-name="Table1.B2" office:value-type="string">
            <text:p text:style-name="P4">Datum: <text:span text:style-name="T4">20-11-2023</text:span></text:p>
          </table:table-cell>
        </table:table-row>
      </table:table>
      <text:p text:style-name="P4"/>
      <text:p text:style-name="P4"/>
      <text:h text:style-name="Heading_20_2" text:outline-level="2">1. Afspraken met betrekking tot userstories</text:h>
      <text:p text:style-name="P4"/>
      <text:p text:style-name="P9">Alle must have’s zijn er</text:p>
      <text:p text:style-name="P9">er zijn een paar should en would have’s</text:p>
      <text:p text:style-name="P9">er zijn geen won’t have’s</text:p>
      <text:h text:style-name="Heading_20_2" text:outline-level="2">2. Afspraken met betrekking tot opleveren van code</text:h>
      <text:p text:style-name="P4"/>
      <text:p text:style-name="P6"><text:span text:style-name="T5">- Basis van JavaScript toepassen op de website, in overeenstemming met de lesdoelen van het vak 'programmeren'. Dit omvat onder andere </text:span><text:span text:style-name="Emphasis"><text:span text:style-name="T5">variabelen, arrays, GetElementByID, if/else, switch</text:span></text:span><text:span text:style-name="T5">.</text:span></text:p>
      <text:p text:style-name="P7">- code is gevalideerd</text:p>
      <text:p text:style-name="P7">- <text:span text:style-name="T7">de code bestaat alleen uit html, css en javascript</text:span></text:p>
      <text:h text:style-name="Heading_20_2" text:outline-level="2">3. Afspraken over het testen</text:h>
      <text:p text:style-name="P4"/>
      <text:p text:style-name="P8">Elke gemaakte functie uittesten</text:p>
      <text:p text:style-name="P8">Bij onverwachte activiteit of bugs verbeteren</text:p>
      <text:h text:style-name="Heading_20_2" text:outline-level="2">4. afspraken over het opleveren van de documentatie</text:h>
      <text:p text:style-name="P4"/>
      <text:p text:style-name="P5">De wireframe, github repo, trel<text:span text:style-name="T8">l</text:span>o (scrumboard), defenition of done, usecase diagram <text:span text:style-name="T6">worden samen met het product ingeleverd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7:31.301858625</meta:creation-date>
    <meta:editing-duration>P0D</meta:editing-duration>
    <meta:editing-cycles>1</meta:editing-cycles>
    <meta:generator>LibreOffice/7.6.2.1$Linux_X86_64 LibreOffice_project/60$Build-1</meta:generator>
    <meta:document-statistic meta:table-count="1" meta:image-count="0" meta:object-count="0" meta:page-count="1" meta:paragraph-count="18" meta:word-count="128" meta:character-count="831" meta:non-whitespace-character-count="721"/>
  </office:meta>
</office:document-meta>
</file>